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3-09_24-14-14_000.jpg</text:p>
          </table:table-cell>
          <table:table-cell table:style-name="ce2" office:value-type="string">
            <text:p>:m 記録 / 身体　左太もも　内側 / アトピー / 状況　夜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3-09_24-09-35_000.jpg</text:p>
          </table:table-cell>
          <table:table-cell table:style-name="ce2"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3-09_24-00-49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3-09_24-00-47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3-09_24-00-46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3-09_13-39-08_000.jpg</text:p>
          </table:table-cell>
          <table:table-cell table:style-name="ce2" office:value-type="string">
            <text:p>:m 食べた物/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3-09_13-20-59_000.jpg</text:p>
          </table:table-cell>
          <table:table-cell office:value-type="string">
            <text:p>:PHOTO 面白いもの / @自室 / カメラを、動かしながら写す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3-09_13-20-33_000.jpg</text:p>
          </table:table-cell>
          <table:table-cell office:value-type="string">
            <text:p>:PHOTO 面白いもの / @自室 / カメラを、動かしながら写す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3-09_13-20-22_000.jpg</text:p>
          </table:table-cell>
          <table:table-cell office:value-type="string">
            <text:p>:PHOTO 面白いもの / @自室 / カメラを、動かしながら写す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3-09_13-20-06_000.jpg</text:p>
          </table:table-cell>
          <table:table-cell office:value-type="string">
            <text:p>:PHOTO 面白いもの / @自室 / カメラを、動かしながら写す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3-09_13-19-50_000.jpg</text:p>
          </table:table-cell>
          <table:table-cell office:value-type="string">
            <text:p>:PHOTO 面白いもの / @自室 / カメラを、動かしながら写す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3-09_13-19-23_000.jpg</text:p>
          </table:table-cell>
          <table:table-cell office:value-type="string">
            <text:p>:PHOTO 面白いもの / @自室 / カメラを、動かしながら写す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3-09_13-18-45_000.jpg</text:p>
          </table:table-cell>
          <table:table-cell office:value-type="string">
            <text:p>:PHOTO 面白いもの / @自室 / カメラを、動かしながら写す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3-09_13-17-48_000.jpg</text:p>
          </table:table-cell>
          <table:table-cell office:value-type="string">
            <text:p>:PHOTO 面白いもの / @自室 / カメラを、動かしながら写す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3-09_13-17-37_000.jpg</text:p>
          </table:table-cell>
          <table:table-cell table:style-name="ce2" office:value-type="string">
            <text:p>:tome <text:s/>/ きれいなものをやろう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3-09_13-17-30_000.jpg</text:p>
          </table:table-cell>
          <table:table-cell table:style-name="ce2" office:value-type="string">
            <text:p>:tome <text:s/>/ 自分を磨くチャンス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3-09_13-17-16_000.jpg</text:p>
          </table:table-cell>
          <table:table-cell table:style-name="ce2" office:value-type="string">
            <text:p>:m :th / 考え / 劣等感　ひとりぼっち　神様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3-09_13-17-08_000.jpg</text:p>
          </table:table-cell>
          <table:table-cell table:style-name="ce2" office:value-type="string">
            <text:p>:tome <text:s/>/ 俺は、自分を許すよ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3-09_13-15-52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3-09_13-15-50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3-09_13-15-40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3-09_13-15-38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3-09_13-15-36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3-09_03-42-10_008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3-09_03-42-10_007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3-09_03-42-10_006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3-09_03-42-10_000.jpg</text:p>
          </table:table-cell>
          <table:table-cell table:style-name="ce2" office:value-type="string">
            <text:p>:m 危険物　乙種４類　乙４ / 1#1 1*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3-09_01-40-45_000.jpg</text:p>
          </table:table-cell>
          <table:table-cell office:value-type="string">
            <text:p>-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2017-03-08_22-07-34_000.jpg</text:p>
          </table:table-cell>
          <table:table-cell office:value-type="string">
            <text:p>:m 1*1 RES / free# 3WSUBV 1#1 / ヘブライ語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3-08_20-15-47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3-08_20-13-50_000.jpg</text:p>
          </table:table-cell>
          <table:table-cell table:style-name="ce2" office:value-type="string">
            <text:p>:m 食べた物/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017-03-08_18-37-46_000.jpg</text:p>
          </table:table-cell>
          <table:table-cell table:style-name="ce2" office:value-type="string">
            <text:p>:m music / log / kb / done / N+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2017-03-08_16-51-09_000.jpg</text:p>
          </table:table-cell>
          <table:table-cell office:value-type="string">
            <text:p>:m other / ソーテック / 製品 / 計測機 / BURST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2017-03-08_16-51-00_000.jpg</text:p>
          </table:table-cell>
          <table:table-cell office:value-type="string">
            <text:p>:m other / ソーテック / 製品 / 計測機 / NF　発振機　作業机２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2017-03-08_16-50-53_000.jpg</text:p>
          </table:table-cell>
          <table:table-cell office:value-type="string">
            <text:p>:m other / ソーテック / 製品 / 計測機 / NF　発振機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2017-03-08_16-50-48_000.jpg</text:p>
          </table:table-cell>
          <table:table-cell office:value-type="string">
            <text:p>:m other / ソーテック / 製品 / 計測機 / NF　発振機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2017-03-08_16-50-46_000.jpg</text:p>
          </table:table-cell>
          <table:table-cell office:value-type="string">
            <text:p>:m other / ソーテック / 製品 / 計測機 / 実効値メーター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2017-03-08_16-50-42_000.jpg</text:p>
          </table:table-cell>
          <table:table-cell office:value-type="string">
            <text:p>:m other / ソーテック / 製品 / 計測機 / アッテネーター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2017-03-08_16-50-40_000.jpg</text:p>
          </table:table-cell>
          <table:table-cell office:value-type="string">
            <text:p>:m other / ソーテック / 製品 / 計測機 / マルチメーター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2017-03-08_16-50-37_000.jpg</text:p>
          </table:table-cell>
          <table:table-cell office:value-type="string">
            <text:p>:m other / ソーテック / 製品 / 計測機 / 電源　battery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2017-03-08_16-29-48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2017-03-08_16-29-34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2017-03-08_16-28-17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2017-03-08_16-28-07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2017-03-08_16-27-50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2017-03-08_16-21-14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2017-03-08_16-21-11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2017-03-08_16-21-01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2017-03-08_16-20-55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2017-03-08_16-20-51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2017-03-08_16-20-47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2017-03-08_16-20-45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2017-03-08_16-20-44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2017-03-08_16-20-40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2017-03-08_16-20-39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2017-03-08_16-20-33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2017-03-08_16-20-28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2017-03-08_16-20-23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2017-03-08_16-20-06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2017-03-08_16-19-59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2017-03-08_16-19-49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2017-03-08_16-19-36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2017-03-08_16-19-35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2017-03-08_16-19-28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2017-03-08_16-19-21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2017-03-08_16-19-03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2017-03-08_16-18-53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2017-03-08_16-18-21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2017-03-08_16-17-44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2017-03-08_16-17-41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2017-03-08_16-17-25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2017-03-08_16-17-22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2017-03-08_16-17-16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2017-03-08_15-59-20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2017-03-08_15-51-09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2017-03-08_15-50-48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2017-03-08_15-50-42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2017-03-08_15-50-05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2017-03-08_15-49-58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string">
            <text:p>2017-03-08_15-49-36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2017-03-08_15-49-12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2017-03-08_15-48-56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string">
            <text:p>2017-03-08_15-48-50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2017-03-08_15-48-42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2017-03-08_15-48-16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2017-03-08_15-48-08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2017-03-08_15-47-51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2017-03-08_15-47-50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2017-03-08_15-47-41_000.jpg</text:p>
          </table:table-cell>
          <table:table-cell office:value-type="string">
            <text:p>:m other / ソーテック / 梱包　発送準備　手順 steps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2017-03-08_12-23-53_000.jpg</text:p>
          </table:table-cell>
          <table:table-cell office:value-type="string">
            <text:p>:m other / ソーテック / 電子レンジ　側面　「電気回路図」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2017-03-08_06-29-56_000.jpg</text:p>
          </table:table-cell>
          <table:table-cell office:value-type="string">
            <text:p>:PHOTO 記録 / @富士見台小学校横の公園　遊び場　工事中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2017-03-08_06-29-53_000.jpg</text:p>
          </table:table-cell>
          <table:table-cell office:value-type="string">
            <text:p>:PHOTO 記録 / @富士見台小学校横の公園　遊び場　工事中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2017-03-08_06-29-51_000.jpg</text:p>
          </table:table-cell>
          <table:table-cell office:value-type="string">
            <text:p>:PHOTO 記録 / @富士見台小学校横の公園　遊び場　工事中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2017-03-08_06-29-49_000.jpg</text:p>
          </table:table-cell>
          <table:table-cell office:value-type="string">
            <text:p>:PHOTO 記録 / @富士見台小学校横の公園　遊び場　工事中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2017-03-08_05-46-10_005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2017-03-08_05-46-10_004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2017-03-08_05-46-10_003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2017-03-08_05-46-10_002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2017-03-08_05-46-10_001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2017-03-08_05-18-36_000.jpg</text:p>
          </table:table-cell>
          <table:table-cell table:style-name="ce2" office:value-type="string">
            <text:p>:m other / 温度　ベランダ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2017-03-08_05-17-56_000.jpg</text:p>
          </table:table-cell>
          <table:table-cell table:style-name="ce2" office:value-type="string">
            <text:p>:m :PHOTO 起きた時刻 / 20170308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2017-03-07_23-22-38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2017-03-07_23-00-05_000.jpg</text:p>
          </table:table-cell>
          <table:table-cell table:style-name="ce2"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2017-03-07_22-59-45_000.jpg</text:p>
          </table:table-cell>
          <table:table-cell table:style-name="ce2" office:value-type="string">
            <text:p>:m 記録 / 身体　左太もも　内側 / アトピー / 状況　夜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2017-03-07_22-40-49_004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2017-03-07_22-40-49_003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2017-03-07_22-40-49_002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2017-03-07_22-40-49_001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2017-03-07_22-40-49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2017-03-07_21-44-29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2017-03-07_20-10-3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2017-03-07_20-06-14_000.jpg</text:p>
          </table:table-cell>
          <table:table-cell table:style-name="ce2" office:value-type="string">
            <text:p>:m 食べた物/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2017-03-07_20-04-41_000.jpg</text:p>
          </table:table-cell>
          <table:table-cell office:value-type="string">
            <text:p>:m other / 手順　支度 steps / 夕食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2017-03-07_17-15-36_000.jpg</text:p>
          </table:table-cell>
          <table:table-cell table:style-name="ce2" office:value-type="string">
            <text:p>:tome <text:s/>/ 資格試験（で、実際におこなっていること、つまり、）調べ　⇒　分かるもの（こと）==&gt;増やしていこう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2017-03-07_17-04-35_000.jpg</text:p>
          </table:table-cell>
          <table:table-cell table:style-name="ce2" office:value-type="string">
            <text:p>:m music / 楽譜メモ / kb / m.3 / p.3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2017-03-07_17-04-23_000.jpg</text:p>
          </table:table-cell>
          <table:table-cell table:style-name="ce2" office:value-type="string">
            <text:p>:m music / 楽譜メモ / kb / m.2 / p.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017-03-07_17-04-05_000.jpg</text:p>
          </table:table-cell>
          <table:table-cell table:style-name="ce2" office:value-type="string">
            <text:p>:m music / log / kb / done / N+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2017-03-07_13-00-01_000.jpg</text:p>
          </table:table-cell>
          <table:table-cell office:value-type="string">
            <text:p>-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2017/03/09</text:date>, <text:time>17:43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9T17:43:36.99</dc:date>
    <dc:creator>岩淵 謙</dc:creator>
    <meta:generator>OpenOffice/4.1.3$Win32 OpenOffice.org_project/413m1$Build-9783</meta:generator>
    <meta:editing-duration>PT31M24S</meta:editing-duration>
    <meta:editing-cycles>20</meta:editing-cycles>
    <meta:document-statistic meta:table-count="1" meta:cell-count="357" meta:object-count="0"/>
  </office:meta>
</office:document-meta>
</file>